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6.2988in" svg:height="3.5429in" svg:x="0in" svg:y="0in">
            <draw:object draw:notify-on-update-of-ranges="Tabelle1.A1:Tabelle1.A3 Tabelle1.B1:Tabelle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libri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" style:font-family-asian="Arial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6:21:41.56268245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1T12:02:01.822593647</meta:creation-date>
    <dc:date>2024-01-10T16:28:31.492840238</dc:date>
    <meta:editing-duration>PT1H25M3S</meta:editing-duration>
    <meta:editing-cycles>13</meta:editing-cycles>
    <meta:generator>LibreOfficeDev/24.8.0.0.alpha0$Linux_X86_64 LibreOffice_project/2c1a65c9bcedb8ced36d44540f755b839a8a9ded</meta:generator>
    <meta:document-statistic meta:table-count="1" meta:cell-count="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Tabelle1.A1:Tabelle1.B3" chart:data-source-has-labels="column" svg:x="0.32cm" svg:y="0.18cm" svg:width="13.097cm" svg:height="8.64cm">
          <chart:coordinate-region svg:x="1.047cm" svg:y="0.38cm" svg:width="12.37cm" svg:height="7.793cm"/>
          <chart:axis chart:dimension="x" chart:name="primary-x" chart:style-name="ch4" chartooo:axis-type="auto">
            <chartooo:date-scale/>
            <chart:categories table:cell-range-address="Tabelle1.A1:Tabelle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:Tabelle1.B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1.A1:Tabelle1.A3</svg:desc>
                </draw:g>
              </table:table-cell>
              <table:table-cell office:value-type="float" office:value="1">
                <text:p>1</text:p>
                <draw:g>
                  <svg:desc>Tabelle1.B1:Tabelle1.B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Dev/24.8.0.0.alpha0$Linux_X86_64 LibreOffice_project/2c1a65c9bcedb8ced36d44540f755b839a8a9de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